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e6e6e6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svg:stroke-color="#cccccc" draw:marker-start-width="0.381cm" draw:marker-end-width="0.381cm" draw:fill="none" draw:textarea-horizontal-align="justify" draw:textarea-vertical-align="middle" draw:auto-grow-height="false" fo:padding-top="0.151cm" fo:padding-bottom="0.151cm" fo:padding-left="0.276cm" fo:padding-right="0.276cm" draw:shadow-offset-x="0.305cm" draw:shadow-offset-y="0.305cm"/>
    </style:style>
    <style:style style:name="gr5" style:family="graphic" style:parent-style-name="standard">
      <style:graphic-properties svg:stroke-width="0.051cm" svg:stroke-color="#cccccc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color="#000000" fo:font-size="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4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000000" fo:font-size="4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color="#000000" fo:font-size="6pt" style:font-size-asian="18pt" style:font-size-complex="18pt"/>
    </style:style>
    <style:style style:name="T3" style:family="text">
      <style:text-properties fo:font-size="4pt" style:font-size-asian="18pt" style:font-size-complex="18pt"/>
    </style:style>
    <style:style style:name="T4" style:family="text">
      <style:text-properties fo:color="#000000" fo:font-size="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g>
          <draw:custom-shape draw:style-name="gr1" draw:text-style-name="P2" draw:layer="Major Numbers" svg:width="0.001cm" svg:height="0.001cm" svg:x="2.22cm" svg:y="3.174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3.491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3.809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4.126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4.444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4.761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5.079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5.396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5.714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6.031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6.349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6.666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6.984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7.301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7.619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7.936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8.254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" draw:text-style-name="P4" draw:layer="Minor Grid" svg:x1="3.174cm" svg:y1="3.492cm" svg:x2="8.254cm" svg:y2="3.492cm">
              <text:p/>
            </draw:line>
            <draw:line draw:style-name="gr3" draw:text-style-name="P4" draw:layer="Minor Grid" svg:x1="3.174cm" svg:y1="4.127cm" svg:x2="8.254cm" svg:y2="4.127cm">
              <text:p/>
            </draw:line>
            <draw:line draw:style-name="gr3" draw:text-style-name="P4" draw:layer="Minor Grid" svg:x1="3.174cm" svg:y1="4.762cm" svg:x2="8.254cm" svg:y2="4.762cm">
              <text:p/>
            </draw:line>
            <draw:line draw:style-name="gr3" draw:text-style-name="P4" draw:layer="Minor Grid" svg:x1="3.174cm" svg:y1="5.397cm" svg:x2="8.254cm" svg:y2="5.397cm">
              <text:p/>
            </draw:line>
            <draw:line draw:style-name="gr3" draw:text-style-name="P4" draw:layer="Minor Grid" svg:x1="3.174cm" svg:y1="6.032cm" svg:x2="8.254cm" svg:y2="6.032cm">
              <text:p/>
            </draw:line>
            <draw:line draw:style-name="gr3" draw:text-style-name="P4" draw:layer="Minor Grid" svg:x1="3.174cm" svg:y1="6.667cm" svg:x2="8.254cm" svg:y2="6.667cm">
              <text:p/>
            </draw:line>
            <draw:line draw:style-name="gr3" draw:text-style-name="P4" draw:layer="Minor Grid" svg:x1="3.174cm" svg:y1="7.302cm" svg:x2="8.254cm" svg:y2="7.302cm">
              <text:p/>
            </draw:line>
            <draw:line draw:style-name="gr3" draw:text-style-name="P4" draw:layer="Minor Grid" svg:x1="3.174cm" svg:y1="7.937cm" svg:x2="8.254cm" svg:y2="7.937cm">
              <text:p/>
            </draw:line>
            <draw:line draw:style-name="gr3" draw:text-style-name="P4" draw:layer="Minor Grid" svg:x1="3.491cm" svg:y1="3.175cm" svg:x2="3.491cm" svg:y2="8.255cm">
              <text:p/>
            </draw:line>
            <draw:line draw:style-name="gr3" draw:text-style-name="P4" draw:layer="Minor Grid" svg:x1="4.126cm" svg:y1="3.175cm" svg:x2="4.126cm" svg:y2="8.255cm">
              <text:p/>
            </draw:line>
            <draw:line draw:style-name="gr3" draw:text-style-name="P4" draw:layer="Minor Grid" svg:x1="4.761cm" svg:y1="3.175cm" svg:x2="4.761cm" svg:y2="8.255cm">
              <text:p/>
            </draw:line>
            <draw:line draw:style-name="gr3" draw:text-style-name="P4" draw:layer="Minor Grid" svg:x1="5.396cm" svg:y1="3.175cm" svg:x2="5.396cm" svg:y2="8.255cm">
              <text:p/>
            </draw:line>
            <draw:line draw:style-name="gr3" draw:text-style-name="P4" draw:layer="Minor Grid" svg:x1="6.031cm" svg:y1="3.175cm" svg:x2="6.031cm" svg:y2="8.255cm">
              <text:p/>
            </draw:line>
            <draw:line draw:style-name="gr3" draw:text-style-name="P4" draw:layer="Minor Grid" svg:x1="6.666cm" svg:y1="3.175cm" svg:x2="6.666cm" svg:y2="8.255cm">
              <text:p/>
            </draw:line>
            <draw:line draw:style-name="gr3" draw:text-style-name="P4" draw:layer="Minor Grid" svg:x1="7.301cm" svg:y1="3.175cm" svg:x2="7.301cm" svg:y2="8.255cm">
              <text:p/>
            </draw:line>
            <draw:line draw:style-name="gr3" draw:text-style-name="P4" draw:layer="Minor Grid" svg:x1="7.936cm" svg:y1="3.175cm" svg:x2="7.936cm" svg:y2="8.255cm">
              <text:p/>
            </draw:line>
            <draw:custom-shape draw:style-name="gr4" draw:text-style-name="P4" draw:layer="Major Grid" svg:width="5.08cm" svg:height="5.08cm" svg:x="3.174cm" svg:y="3.175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4" draw:layer="Major Grid" svg:x1="3.809cm" svg:y1="3.175cm" svg:x2="3.809cm" svg:y2="8.255cm">
              <text:p/>
            </draw:line>
            <draw:line draw:style-name="gr5" draw:text-style-name="P4" draw:layer="Major Grid" svg:x1="4.444cm" svg:y1="3.175cm" svg:x2="4.444cm" svg:y2="8.255cm">
              <text:p/>
            </draw:line>
            <draw:line draw:style-name="gr5" draw:text-style-name="P4" draw:layer="Major Grid" svg:x1="5.079cm" svg:y1="3.175cm" svg:x2="5.079cm" svg:y2="8.255cm">
              <text:p/>
            </draw:line>
            <draw:line draw:style-name="gr5" draw:text-style-name="P4" draw:layer="Major Grid" svg:x1="5.714cm" svg:y1="3.175cm" svg:x2="5.714cm" svg:y2="8.255cm">
              <text:p/>
            </draw:line>
            <draw:line draw:style-name="gr5" draw:text-style-name="P4" draw:layer="Major Grid" svg:x1="6.349cm" svg:y1="3.175cm" svg:x2="6.349cm" svg:y2="8.255cm">
              <text:p/>
            </draw:line>
            <draw:line draw:style-name="gr5" draw:text-style-name="P4" draw:layer="Major Grid" svg:x1="6.984cm" svg:y1="3.175cm" svg:x2="6.984cm" svg:y2="8.255cm">
              <text:p/>
            </draw:line>
            <draw:line draw:style-name="gr5" draw:text-style-name="P4" draw:layer="Major Grid" svg:x1="7.619cm" svg:y1="3.175cm" svg:x2="7.619cm" svg:y2="8.255cm">
              <text:p/>
            </draw:line>
            <draw:line draw:style-name="gr5" draw:text-style-name="P4" draw:layer="Major Grid" svg:x1="8.254cm" svg:y1="3.81cm" svg:x2="3.174cm" svg:y2="3.81cm">
              <text:p/>
            </draw:line>
            <draw:line draw:style-name="gr5" draw:text-style-name="P4" draw:layer="Major Grid" svg:x1="3.174cm" svg:y1="4.445cm" svg:x2="8.254cm" svg:y2="4.445cm">
              <text:p/>
            </draw:line>
            <draw:line draw:style-name="gr5" draw:text-style-name="P4" draw:layer="Major Grid" svg:x1="3.174cm" svg:y1="5.08cm" svg:x2="8.254cm" svg:y2="5.08cm">
              <text:p/>
            </draw:line>
            <draw:line draw:style-name="gr5" draw:text-style-name="P4" draw:layer="Major Grid" svg:x1="3.174cm" svg:y1="5.715cm" svg:x2="8.254cm" svg:y2="5.715cm">
              <text:p/>
            </draw:line>
            <draw:line draw:style-name="gr5" draw:text-style-name="P4" draw:layer="Major Grid" svg:x1="3.174cm" svg:y1="6.35cm" svg:x2="8.254cm" svg:y2="6.35cm">
              <text:p/>
            </draw:line>
            <draw:line draw:style-name="gr5" draw:text-style-name="P4" draw:layer="Major Grid" svg:x1="3.174cm" svg:y1="6.985cm" svg:x2="8.254cm" svg:y2="6.985cm">
              <text:p/>
            </draw:line>
            <draw:line draw:style-name="gr5" draw:text-style-name="P4" draw:layer="Major Grid" svg:x1="3.174cm" svg:y1="7.62cm" svg:x2="8.254cm" svg:y2="7.62cm">
              <text:p/>
            </draw:line>
          </draw:g>
          <draw:custom-shape draw:style-name="gr1" draw:text-style-name="P2" draw:layer="Minor Numbers" svg:width="0.001cm" svg:height="0.001cm" draw:transform="rotate (1.5707963267949) translate (3.173cm 2.223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3.49cm 2.223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3.808cm 2.223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125cm 2.223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4.443cm 2.223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76cm 2.223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078cm 2.223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5.395cm 2.223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713cm 2.223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03cm 2.223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348cm 2.223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665cm 2.223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983cm 2.223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3cm 2.223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7.618cm 2.223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935cm 2.223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8.253cm 2.223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3.333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3.65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3.968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4.285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4.603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4.92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5.238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5.555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5.873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6.19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6.508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6.825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7.143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7.46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7.778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8.09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332cm 2.858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3.649cm 2.858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967cm 2.858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284cm 2.858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4.602cm 2.858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919cm 2.859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237cm 2.859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5.554cm 2.859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872cm 2.859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189cm 2.859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6.507cm 2.859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824cm 2.86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142cm 2.86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7.459cm 2.86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777cm 2.86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8.094cm 2.86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3.333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3.65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3.968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4.285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4.603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4.92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5.238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5.555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5.873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6.19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6.508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6.825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7.143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7.46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7.778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8.09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3.174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3.491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3.809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4.126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4.444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4.761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5.079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5.396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5.714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6.031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6.349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6.666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6.984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7.301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7.619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7.936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8.254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333cm 8.57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3.65cm 8.57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968cm 8.57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285cm 8.57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4.603cm 8.57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92cm 8.571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238cm 8.571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5.555cm 8.571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873cm 8.571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19cm 8.571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6.508cm 8.571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825cm 8.572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143cm 8.572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7.46cm 8.572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778cm 8.572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8.095cm 8.572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3.174cm 9.207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3.491cm 9.207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3.809cm 9.207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126cm 9.207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4.444cm 9.207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761cm 9.207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079cm 9.207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5.396cm 9.207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714cm 9.207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031cm 9.207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349cm 9.207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666cm 9.207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984cm 9.207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301cm 9.207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7.619cm 9.207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936cm 9.207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8.254cm 9.207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Major Numbers" svg:width="0.001cm" svg:height="0.001cm" svg:x="12.38cm" svg:y="3.174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3.491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3.809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4.126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4.444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4.761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5.079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5.396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5.714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6.031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6.349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6.666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6.984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7.301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7.619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7.936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8.254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" draw:text-style-name="P4" draw:layer="Minor Grid" svg:x1="13.334cm" svg:y1="3.492cm" svg:x2="18.414cm" svg:y2="3.492cm">
              <text:p/>
            </draw:line>
            <draw:line draw:style-name="gr3" draw:text-style-name="P4" draw:layer="Minor Grid" svg:x1="13.334cm" svg:y1="4.127cm" svg:x2="18.414cm" svg:y2="4.127cm">
              <text:p/>
            </draw:line>
            <draw:line draw:style-name="gr3" draw:text-style-name="P4" draw:layer="Minor Grid" svg:x1="13.334cm" svg:y1="4.762cm" svg:x2="18.414cm" svg:y2="4.762cm">
              <text:p/>
            </draw:line>
            <draw:line draw:style-name="gr3" draw:text-style-name="P4" draw:layer="Minor Grid" svg:x1="13.334cm" svg:y1="5.397cm" svg:x2="18.414cm" svg:y2="5.397cm">
              <text:p/>
            </draw:line>
            <draw:line draw:style-name="gr3" draw:text-style-name="P4" draw:layer="Minor Grid" svg:x1="13.334cm" svg:y1="6.032cm" svg:x2="18.414cm" svg:y2="6.032cm">
              <text:p/>
            </draw:line>
            <draw:line draw:style-name="gr3" draw:text-style-name="P4" draw:layer="Minor Grid" svg:x1="13.334cm" svg:y1="6.667cm" svg:x2="18.414cm" svg:y2="6.667cm">
              <text:p/>
            </draw:line>
            <draw:line draw:style-name="gr3" draw:text-style-name="P4" draw:layer="Minor Grid" svg:x1="13.334cm" svg:y1="7.302cm" svg:x2="18.414cm" svg:y2="7.302cm">
              <text:p/>
            </draw:line>
            <draw:line draw:style-name="gr3" draw:text-style-name="P4" draw:layer="Minor Grid" svg:x1="13.334cm" svg:y1="7.937cm" svg:x2="18.414cm" svg:y2="7.937cm">
              <text:p/>
            </draw:line>
            <draw:line draw:style-name="gr3" draw:text-style-name="P4" draw:layer="Minor Grid" svg:x1="13.651cm" svg:y1="3.175cm" svg:x2="13.651cm" svg:y2="8.255cm">
              <text:p/>
            </draw:line>
            <draw:line draw:style-name="gr3" draw:text-style-name="P4" draw:layer="Minor Grid" svg:x1="14.286cm" svg:y1="3.175cm" svg:x2="14.286cm" svg:y2="8.255cm">
              <text:p/>
            </draw:line>
            <draw:line draw:style-name="gr3" draw:text-style-name="P4" draw:layer="Minor Grid" svg:x1="14.921cm" svg:y1="3.175cm" svg:x2="14.921cm" svg:y2="8.255cm">
              <text:p/>
            </draw:line>
            <draw:line draw:style-name="gr3" draw:text-style-name="P4" draw:layer="Minor Grid" svg:x1="15.556cm" svg:y1="3.175cm" svg:x2="15.556cm" svg:y2="8.255cm">
              <text:p/>
            </draw:line>
            <draw:line draw:style-name="gr3" draw:text-style-name="P4" draw:layer="Minor Grid" svg:x1="16.191cm" svg:y1="3.175cm" svg:x2="16.191cm" svg:y2="8.255cm">
              <text:p/>
            </draw:line>
            <draw:line draw:style-name="gr3" draw:text-style-name="P4" draw:layer="Minor Grid" svg:x1="16.826cm" svg:y1="3.175cm" svg:x2="16.826cm" svg:y2="8.255cm">
              <text:p/>
            </draw:line>
            <draw:line draw:style-name="gr3" draw:text-style-name="P4" draw:layer="Minor Grid" svg:x1="17.461cm" svg:y1="3.175cm" svg:x2="17.461cm" svg:y2="8.255cm">
              <text:p/>
            </draw:line>
            <draw:line draw:style-name="gr3" draw:text-style-name="P4" draw:layer="Minor Grid" svg:x1="18.096cm" svg:y1="3.175cm" svg:x2="18.096cm" svg:y2="8.255cm">
              <text:p/>
            </draw:line>
            <draw:custom-shape draw:style-name="gr4" draw:text-style-name="P4" draw:layer="Major Grid" svg:width="5.08cm" svg:height="5.08cm" svg:x="13.334cm" svg:y="3.175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4" draw:layer="Major Grid" svg:x1="13.969cm" svg:y1="3.175cm" svg:x2="13.969cm" svg:y2="8.255cm">
              <text:p/>
            </draw:line>
            <draw:line draw:style-name="gr5" draw:text-style-name="P4" draw:layer="Major Grid" svg:x1="14.604cm" svg:y1="3.175cm" svg:x2="14.604cm" svg:y2="8.255cm">
              <text:p/>
            </draw:line>
            <draw:line draw:style-name="gr5" draw:text-style-name="P4" draw:layer="Major Grid" svg:x1="15.239cm" svg:y1="3.175cm" svg:x2="15.239cm" svg:y2="8.255cm">
              <text:p/>
            </draw:line>
            <draw:line draw:style-name="gr5" draw:text-style-name="P4" draw:layer="Major Grid" svg:x1="15.874cm" svg:y1="3.175cm" svg:x2="15.874cm" svg:y2="8.255cm">
              <text:p/>
            </draw:line>
            <draw:line draw:style-name="gr5" draw:text-style-name="P4" draw:layer="Major Grid" svg:x1="16.509cm" svg:y1="3.175cm" svg:x2="16.509cm" svg:y2="8.255cm">
              <text:p/>
            </draw:line>
            <draw:line draw:style-name="gr5" draw:text-style-name="P4" draw:layer="Major Grid" svg:x1="17.144cm" svg:y1="3.175cm" svg:x2="17.144cm" svg:y2="8.255cm">
              <text:p/>
            </draw:line>
            <draw:line draw:style-name="gr5" draw:text-style-name="P4" draw:layer="Major Grid" svg:x1="17.779cm" svg:y1="3.175cm" svg:x2="17.779cm" svg:y2="8.255cm">
              <text:p/>
            </draw:line>
            <draw:line draw:style-name="gr5" draw:text-style-name="P4" draw:layer="Major Grid" svg:x1="18.414cm" svg:y1="3.81cm" svg:x2="13.334cm" svg:y2="3.81cm">
              <text:p/>
            </draw:line>
            <draw:line draw:style-name="gr5" draw:text-style-name="P4" draw:layer="Major Grid" svg:x1="13.334cm" svg:y1="4.445cm" svg:x2="18.414cm" svg:y2="4.445cm">
              <text:p/>
            </draw:line>
            <draw:line draw:style-name="gr5" draw:text-style-name="P4" draw:layer="Major Grid" svg:x1="13.334cm" svg:y1="5.08cm" svg:x2="18.414cm" svg:y2="5.08cm">
              <text:p/>
            </draw:line>
            <draw:line draw:style-name="gr5" draw:text-style-name="P4" draw:layer="Major Grid" svg:x1="13.334cm" svg:y1="5.715cm" svg:x2="18.414cm" svg:y2="5.715cm">
              <text:p/>
            </draw:line>
            <draw:line draw:style-name="gr5" draw:text-style-name="P4" draw:layer="Major Grid" svg:x1="13.334cm" svg:y1="6.35cm" svg:x2="18.414cm" svg:y2="6.35cm">
              <text:p/>
            </draw:line>
            <draw:line draw:style-name="gr5" draw:text-style-name="P4" draw:layer="Major Grid" svg:x1="13.334cm" svg:y1="6.985cm" svg:x2="18.414cm" svg:y2="6.985cm">
              <text:p/>
            </draw:line>
            <draw:line draw:style-name="gr5" draw:text-style-name="P4" draw:layer="Major Grid" svg:x1="13.334cm" svg:y1="7.62cm" svg:x2="18.414cm" svg:y2="7.62cm">
              <text:p/>
            </draw:line>
          </draw:g>
          <draw:custom-shape draw:style-name="gr1" draw:text-style-name="P2" draw:layer="Minor Numbers" svg:width="0.001cm" svg:height="0.001cm" draw:transform="rotate (1.5707963267949) translate (13.333cm 2.223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3.65cm 2.223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3.968cm 2.223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285cm 2.223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4.603cm 2.223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92cm 2.223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238cm 2.223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5.555cm 2.223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873cm 2.223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19cm 2.223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6.508cm 2.223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825cm 2.223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143cm 2.223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7.46cm 2.223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778cm 2.223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8.095cm 2.223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8.413cm 2.223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3.333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3.65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3.968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4.285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4.603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4.92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5.238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5.555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5.873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6.19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6.508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6.825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7.143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7.46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7.778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8.09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3.492cm 2.858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3.809cm 2.858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127cm 2.858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4.444cm 2.858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762cm 2.858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079cm 2.859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5.397cm 2.859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714cm 2.859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032cm 2.859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349cm 2.859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667cm 2.859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984cm 2.86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302cm 2.86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7.619cm 2.86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937cm 2.86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8.254cm 2.86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3.333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3.65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3.968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4.285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4.603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4.92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5.238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5.555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5.873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6.19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6.508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6.825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7.143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7.46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7.778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8.09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3.174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3.491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3.809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4.126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4.444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4.761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5.079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5.396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5.714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6.031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6.349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6.666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6.984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7.301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7.619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7.936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8.254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3.493cm 8.57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3.81cm 8.57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128cm 8.57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4.445cm 8.57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763cm 8.57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08cm 8.571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5.398cm 8.571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715cm 8.571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033cm 8.571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35cm 8.571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668cm 8.571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985cm 8.572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303cm 8.572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7.62cm 8.572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938cm 8.572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8.255cm 8.572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3.334cm 9.207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3.651cm 9.207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3.969cm 9.207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286cm 9.207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4.604cm 9.207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921cm 9.207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239cm 9.207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5.556cm 9.207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874cm 9.207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191cm 9.207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6.509cm 9.207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826cm 9.207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144cm 9.207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7.461cm 9.207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779cm 9.207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8.096cm 9.207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8.414cm 9.207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Major Numbers" svg:width="0.001cm" svg:height="0.001cm" svg:x="2.22cm" svg:y="11.429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11.746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12.064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12.381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12.699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13.016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13.334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13.651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13.969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14.286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14.604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14.921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15.239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15.556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15.874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cm" svg:y="16.191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cm" svg:y="16.509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" draw:text-style-name="P4" draw:layer="Minor Grid" svg:x1="3.174cm" svg:y1="11.747cm" svg:x2="8.254cm" svg:y2="11.747cm">
              <text:p/>
            </draw:line>
            <draw:line draw:style-name="gr3" draw:text-style-name="P4" draw:layer="Minor Grid" svg:x1="3.174cm" svg:y1="12.382cm" svg:x2="8.254cm" svg:y2="12.382cm">
              <text:p/>
            </draw:line>
            <draw:line draw:style-name="gr3" draw:text-style-name="P4" draw:layer="Minor Grid" svg:x1="3.174cm" svg:y1="13.017cm" svg:x2="8.254cm" svg:y2="13.017cm">
              <text:p/>
            </draw:line>
            <draw:line draw:style-name="gr3" draw:text-style-name="P4" draw:layer="Minor Grid" svg:x1="3.174cm" svg:y1="13.652cm" svg:x2="8.254cm" svg:y2="13.652cm">
              <text:p/>
            </draw:line>
            <draw:line draw:style-name="gr3" draw:text-style-name="P4" draw:layer="Minor Grid" svg:x1="3.174cm" svg:y1="14.287cm" svg:x2="8.254cm" svg:y2="14.287cm">
              <text:p/>
            </draw:line>
            <draw:line draw:style-name="gr3" draw:text-style-name="P4" draw:layer="Minor Grid" svg:x1="3.174cm" svg:y1="14.922cm" svg:x2="8.254cm" svg:y2="14.922cm">
              <text:p/>
            </draw:line>
            <draw:line draw:style-name="gr3" draw:text-style-name="P4" draw:layer="Minor Grid" svg:x1="3.174cm" svg:y1="15.557cm" svg:x2="8.254cm" svg:y2="15.557cm">
              <text:p/>
            </draw:line>
            <draw:line draw:style-name="gr3" draw:text-style-name="P4" draw:layer="Minor Grid" svg:x1="3.174cm" svg:y1="16.192cm" svg:x2="8.254cm" svg:y2="16.192cm">
              <text:p/>
            </draw:line>
            <draw:line draw:style-name="gr3" draw:text-style-name="P4" draw:layer="Minor Grid" svg:x1="3.491cm" svg:y1="11.43cm" svg:x2="3.491cm" svg:y2="16.51cm">
              <text:p/>
            </draw:line>
            <draw:line draw:style-name="gr3" draw:text-style-name="P4" draw:layer="Minor Grid" svg:x1="4.126cm" svg:y1="11.43cm" svg:x2="4.126cm" svg:y2="16.51cm">
              <text:p/>
            </draw:line>
            <draw:line draw:style-name="gr3" draw:text-style-name="P4" draw:layer="Minor Grid" svg:x1="4.761cm" svg:y1="11.43cm" svg:x2="4.761cm" svg:y2="16.51cm">
              <text:p/>
            </draw:line>
            <draw:line draw:style-name="gr3" draw:text-style-name="P4" draw:layer="Minor Grid" svg:x1="5.396cm" svg:y1="11.43cm" svg:x2="5.396cm" svg:y2="16.51cm">
              <text:p/>
            </draw:line>
            <draw:line draw:style-name="gr3" draw:text-style-name="P4" draw:layer="Minor Grid" svg:x1="6.031cm" svg:y1="11.43cm" svg:x2="6.031cm" svg:y2="16.51cm">
              <text:p/>
            </draw:line>
            <draw:line draw:style-name="gr3" draw:text-style-name="P4" draw:layer="Minor Grid" svg:x1="6.666cm" svg:y1="11.43cm" svg:x2="6.666cm" svg:y2="16.51cm">
              <text:p/>
            </draw:line>
            <draw:line draw:style-name="gr3" draw:text-style-name="P4" draw:layer="Minor Grid" svg:x1="7.301cm" svg:y1="11.43cm" svg:x2="7.301cm" svg:y2="16.51cm">
              <text:p/>
            </draw:line>
            <draw:line draw:style-name="gr3" draw:text-style-name="P4" draw:layer="Minor Grid" svg:x1="7.936cm" svg:y1="11.43cm" svg:x2="7.936cm" svg:y2="16.51cm">
              <text:p/>
            </draw:line>
            <draw:custom-shape draw:style-name="gr4" draw:text-style-name="P4" draw:layer="Major Grid" svg:width="5.08cm" svg:height="5.08cm" svg:x="3.174cm" svg:y="11.43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4" draw:layer="Major Grid" svg:x1="3.809cm" svg:y1="11.43cm" svg:x2="3.809cm" svg:y2="16.51cm">
              <text:p/>
            </draw:line>
            <draw:line draw:style-name="gr5" draw:text-style-name="P4" draw:layer="Major Grid" svg:x1="4.444cm" svg:y1="11.43cm" svg:x2="4.444cm" svg:y2="16.51cm">
              <text:p/>
            </draw:line>
            <draw:line draw:style-name="gr5" draw:text-style-name="P4" draw:layer="Major Grid" svg:x1="5.079cm" svg:y1="11.43cm" svg:x2="5.079cm" svg:y2="16.51cm">
              <text:p/>
            </draw:line>
            <draw:line draw:style-name="gr5" draw:text-style-name="P4" draw:layer="Major Grid" svg:x1="5.714cm" svg:y1="11.43cm" svg:x2="5.714cm" svg:y2="16.51cm">
              <text:p/>
            </draw:line>
            <draw:line draw:style-name="gr5" draw:text-style-name="P4" draw:layer="Major Grid" svg:x1="6.349cm" svg:y1="11.43cm" svg:x2="6.349cm" svg:y2="16.51cm">
              <text:p/>
            </draw:line>
            <draw:line draw:style-name="gr5" draw:text-style-name="P4" draw:layer="Major Grid" svg:x1="6.984cm" svg:y1="11.43cm" svg:x2="6.984cm" svg:y2="16.51cm">
              <text:p/>
            </draw:line>
            <draw:line draw:style-name="gr5" draw:text-style-name="P4" draw:layer="Major Grid" svg:x1="7.619cm" svg:y1="11.43cm" svg:x2="7.619cm" svg:y2="16.51cm">
              <text:p/>
            </draw:line>
            <draw:line draw:style-name="gr5" draw:text-style-name="P4" draw:layer="Major Grid" svg:x1="8.254cm" svg:y1="12.065cm" svg:x2="3.174cm" svg:y2="12.065cm">
              <text:p/>
            </draw:line>
            <draw:line draw:style-name="gr5" draw:text-style-name="P4" draw:layer="Major Grid" svg:x1="3.174cm" svg:y1="12.7cm" svg:x2="8.254cm" svg:y2="12.7cm">
              <text:p/>
            </draw:line>
            <draw:line draw:style-name="gr5" draw:text-style-name="P4" draw:layer="Major Grid" svg:x1="3.174cm" svg:y1="13.335cm" svg:x2="8.254cm" svg:y2="13.335cm">
              <text:p/>
            </draw:line>
            <draw:line draw:style-name="gr5" draw:text-style-name="P4" draw:layer="Major Grid" svg:x1="3.174cm" svg:y1="13.97cm" svg:x2="8.254cm" svg:y2="13.97cm">
              <text:p/>
            </draw:line>
            <draw:line draw:style-name="gr5" draw:text-style-name="P4" draw:layer="Major Grid" svg:x1="3.174cm" svg:y1="14.605cm" svg:x2="8.254cm" svg:y2="14.605cm">
              <text:p/>
            </draw:line>
            <draw:line draw:style-name="gr5" draw:text-style-name="P4" draw:layer="Major Grid" svg:x1="3.174cm" svg:y1="15.24cm" svg:x2="8.254cm" svg:y2="15.24cm">
              <text:p/>
            </draw:line>
            <draw:line draw:style-name="gr5" draw:text-style-name="P4" draw:layer="Major Grid" svg:x1="3.174cm" svg:y1="15.875cm" svg:x2="8.254cm" svg:y2="15.875cm">
              <text:p/>
            </draw:line>
          </draw:g>
          <draw:custom-shape draw:style-name="gr1" draw:text-style-name="P2" draw:layer="Minor Numbers" svg:width="0.001cm" svg:height="0.001cm" draw:transform="rotate (1.5707963267949) translate (3.173cm 10.478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3.49cm 10.478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3.808cm 10.478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125cm 10.478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4.443cm 10.478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76cm 10.478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078cm 10.478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5.395cm 10.478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713cm 10.478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03cm 10.478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348cm 10.478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665cm 10.478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983cm 10.478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3cm 10.478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7.618cm 10.478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935cm 10.478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8.253cm 10.478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11.588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11.905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12.223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12.54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12.858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13.175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13.493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13.81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14.128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14.445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14.763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15.08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15.398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15.715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6cm" svg:y="16.033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6cm" svg:y="16.3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332cm 11.113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3.649cm 11.113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967cm 11.113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284cm 11.113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4.602cm 11.113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919cm 11.114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237cm 11.114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5.554cm 11.114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872cm 11.114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189cm 11.114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6.507cm 11.114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824cm 11.115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142cm 11.115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7.459cm 11.115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777cm 11.115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8.094cm 11.115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11.588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11.905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12.223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12.54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12.858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13.175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13.493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13.81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14.128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14.445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14.763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15.08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15.398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15.715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2cm" svg:y="16.033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2cm" svg:y="16.3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11.429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11.746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12.064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12.381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12.699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13.016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13.334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13.651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13.969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14.286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14.604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14.921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15.239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15.556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15.874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6cm" svg:y="16.191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6cm" svg:y="16.509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333cm 16.825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3.65cm 16.825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968cm 16.825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285cm 16.825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4.603cm 16.825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92cm 16.826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238cm 16.826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5.555cm 16.826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873cm 16.826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19cm 16.826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6.508cm 16.826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825cm 16.827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143cm 16.827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7.46cm 16.827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778cm 16.827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8.095cm 16.827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3.174cm 17.462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3.491cm 17.462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3.809cm 17.462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126cm 17.462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4.444cm 17.462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761cm 17.462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079cm 17.462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5.396cm 17.462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714cm 17.462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031cm 17.462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349cm 17.462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666cm 17.462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984cm 17.462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301cm 17.462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7.619cm 17.462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936cm 17.462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8.254cm 17.462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Major Numbers" svg:width="0.001cm" svg:height="0.001cm" svg:x="12.38cm" svg:y="11.429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11.746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12.064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12.381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12.699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13.016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13.334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13.651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13.969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14.286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14.604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14.921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15.239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15.556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15.874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cm" svg:y="16.191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cm" svg:y="16.509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" draw:text-style-name="P4" draw:layer="Minor Grid" svg:x1="13.334cm" svg:y1="11.747cm" svg:x2="18.414cm" svg:y2="11.747cm">
              <text:p/>
            </draw:line>
            <draw:line draw:style-name="gr3" draw:text-style-name="P4" draw:layer="Minor Grid" svg:x1="13.334cm" svg:y1="12.382cm" svg:x2="18.414cm" svg:y2="12.382cm">
              <text:p/>
            </draw:line>
            <draw:line draw:style-name="gr3" draw:text-style-name="P4" draw:layer="Minor Grid" svg:x1="13.334cm" svg:y1="13.017cm" svg:x2="18.414cm" svg:y2="13.017cm">
              <text:p/>
            </draw:line>
            <draw:line draw:style-name="gr3" draw:text-style-name="P4" draw:layer="Minor Grid" svg:x1="13.334cm" svg:y1="13.652cm" svg:x2="18.414cm" svg:y2="13.652cm">
              <text:p/>
            </draw:line>
            <draw:line draw:style-name="gr3" draw:text-style-name="P4" draw:layer="Minor Grid" svg:x1="13.334cm" svg:y1="14.287cm" svg:x2="18.414cm" svg:y2="14.287cm">
              <text:p/>
            </draw:line>
            <draw:line draw:style-name="gr3" draw:text-style-name="P4" draw:layer="Minor Grid" svg:x1="13.334cm" svg:y1="14.922cm" svg:x2="18.414cm" svg:y2="14.922cm">
              <text:p/>
            </draw:line>
            <draw:line draw:style-name="gr3" draw:text-style-name="P4" draw:layer="Minor Grid" svg:x1="13.334cm" svg:y1="15.557cm" svg:x2="18.414cm" svg:y2="15.557cm">
              <text:p/>
            </draw:line>
            <draw:line draw:style-name="gr3" draw:text-style-name="P4" draw:layer="Minor Grid" svg:x1="13.334cm" svg:y1="16.192cm" svg:x2="18.414cm" svg:y2="16.192cm">
              <text:p/>
            </draw:line>
            <draw:line draw:style-name="gr3" draw:text-style-name="P4" draw:layer="Minor Grid" svg:x1="13.651cm" svg:y1="11.43cm" svg:x2="13.651cm" svg:y2="16.51cm">
              <text:p/>
            </draw:line>
            <draw:line draw:style-name="gr3" draw:text-style-name="P4" draw:layer="Minor Grid" svg:x1="14.286cm" svg:y1="11.43cm" svg:x2="14.286cm" svg:y2="16.51cm">
              <text:p/>
            </draw:line>
            <draw:line draw:style-name="gr3" draw:text-style-name="P4" draw:layer="Minor Grid" svg:x1="14.921cm" svg:y1="11.43cm" svg:x2="14.921cm" svg:y2="16.51cm">
              <text:p/>
            </draw:line>
            <draw:line draw:style-name="gr3" draw:text-style-name="P4" draw:layer="Minor Grid" svg:x1="15.556cm" svg:y1="11.43cm" svg:x2="15.556cm" svg:y2="16.51cm">
              <text:p/>
            </draw:line>
            <draw:line draw:style-name="gr3" draw:text-style-name="P4" draw:layer="Minor Grid" svg:x1="16.191cm" svg:y1="11.43cm" svg:x2="16.191cm" svg:y2="16.51cm">
              <text:p/>
            </draw:line>
            <draw:line draw:style-name="gr3" draw:text-style-name="P4" draw:layer="Minor Grid" svg:x1="16.826cm" svg:y1="11.43cm" svg:x2="16.826cm" svg:y2="16.51cm">
              <text:p/>
            </draw:line>
            <draw:line draw:style-name="gr3" draw:text-style-name="P4" draw:layer="Minor Grid" svg:x1="17.461cm" svg:y1="11.43cm" svg:x2="17.461cm" svg:y2="16.51cm">
              <text:p/>
            </draw:line>
            <draw:line draw:style-name="gr3" draw:text-style-name="P4" draw:layer="Minor Grid" svg:x1="18.096cm" svg:y1="11.43cm" svg:x2="18.096cm" svg:y2="16.51cm">
              <text:p/>
            </draw:line>
            <draw:custom-shape draw:style-name="gr4" draw:text-style-name="P4" draw:layer="Major Grid" svg:width="5.08cm" svg:height="5.08cm" svg:x="13.334cm" svg:y="11.43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4" draw:layer="Major Grid" svg:x1="13.969cm" svg:y1="11.43cm" svg:x2="13.969cm" svg:y2="16.51cm">
              <text:p/>
            </draw:line>
            <draw:line draw:style-name="gr5" draw:text-style-name="P4" draw:layer="Major Grid" svg:x1="14.604cm" svg:y1="11.43cm" svg:x2="14.604cm" svg:y2="16.51cm">
              <text:p/>
            </draw:line>
            <draw:line draw:style-name="gr5" draw:text-style-name="P4" draw:layer="Major Grid" svg:x1="15.239cm" svg:y1="11.43cm" svg:x2="15.239cm" svg:y2="16.51cm">
              <text:p/>
            </draw:line>
            <draw:line draw:style-name="gr5" draw:text-style-name="P4" draw:layer="Major Grid" svg:x1="15.874cm" svg:y1="11.43cm" svg:x2="15.874cm" svg:y2="16.51cm">
              <text:p/>
            </draw:line>
            <draw:line draw:style-name="gr5" draw:text-style-name="P4" draw:layer="Major Grid" svg:x1="16.509cm" svg:y1="11.43cm" svg:x2="16.509cm" svg:y2="16.51cm">
              <text:p/>
            </draw:line>
            <draw:line draw:style-name="gr5" draw:text-style-name="P4" draw:layer="Major Grid" svg:x1="17.144cm" svg:y1="11.43cm" svg:x2="17.144cm" svg:y2="16.51cm">
              <text:p/>
            </draw:line>
            <draw:line draw:style-name="gr5" draw:text-style-name="P4" draw:layer="Major Grid" svg:x1="17.779cm" svg:y1="11.43cm" svg:x2="17.779cm" svg:y2="16.51cm">
              <text:p/>
            </draw:line>
            <draw:line draw:style-name="gr5" draw:text-style-name="P4" draw:layer="Major Grid" svg:x1="18.414cm" svg:y1="12.065cm" svg:x2="13.334cm" svg:y2="12.065cm">
              <text:p/>
            </draw:line>
            <draw:line draw:style-name="gr5" draw:text-style-name="P4" draw:layer="Major Grid" svg:x1="13.334cm" svg:y1="12.7cm" svg:x2="18.414cm" svg:y2="12.7cm">
              <text:p/>
            </draw:line>
            <draw:line draw:style-name="gr5" draw:text-style-name="P4" draw:layer="Major Grid" svg:x1="13.334cm" svg:y1="13.335cm" svg:x2="18.414cm" svg:y2="13.335cm">
              <text:p/>
            </draw:line>
            <draw:line draw:style-name="gr5" draw:text-style-name="P4" draw:layer="Major Grid" svg:x1="13.334cm" svg:y1="13.97cm" svg:x2="18.414cm" svg:y2="13.97cm">
              <text:p/>
            </draw:line>
            <draw:line draw:style-name="gr5" draw:text-style-name="P4" draw:layer="Major Grid" svg:x1="13.334cm" svg:y1="14.605cm" svg:x2="18.414cm" svg:y2="14.605cm">
              <text:p/>
            </draw:line>
            <draw:line draw:style-name="gr5" draw:text-style-name="P4" draw:layer="Major Grid" svg:x1="13.334cm" svg:y1="15.24cm" svg:x2="18.414cm" svg:y2="15.24cm">
              <text:p/>
            </draw:line>
            <draw:line draw:style-name="gr5" draw:text-style-name="P4" draw:layer="Major Grid" svg:x1="13.334cm" svg:y1="15.875cm" svg:x2="18.414cm" svg:y2="15.875cm">
              <text:p/>
            </draw:line>
          </draw:g>
          <draw:custom-shape draw:style-name="gr1" draw:text-style-name="P2" draw:layer="Minor Numbers" svg:width="0.001cm" svg:height="0.001cm" draw:transform="rotate (1.5707963267949) translate (13.333cm 10.478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3.65cm 10.478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3.968cm 10.478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285cm 10.478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4.603cm 10.478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92cm 10.478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238cm 10.478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5.555cm 10.478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873cm 10.478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19cm 10.478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6.508cm 10.478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825cm 10.478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143cm 10.478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7.46cm 10.478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778cm 10.478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8.095cm 10.478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8.413cm 10.478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11.588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11.905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12.223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12.54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12.858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13.175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13.493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13.81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14.128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14.445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14.763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15.08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15.398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15.715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6cm" svg:y="16.033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6cm" svg:y="16.3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3.492cm 11.113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3.809cm 11.113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127cm 11.113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4.444cm 11.113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762cm 11.113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079cm 11.114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5.397cm 11.114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714cm 11.114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032cm 11.114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349cm 11.114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667cm 11.114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984cm 11.115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302cm 11.115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7.619cm 11.115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937cm 11.115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8.254cm 11.115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11.588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11.905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12.223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12.54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12.858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13.175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13.493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13.81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14.128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14.445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14.763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15.08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15.398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15.715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2cm" svg:y="16.033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2cm" svg:y="16.3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11.429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11.746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12.064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12.381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12.699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13.016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13.334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13.651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13.969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14.286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14.604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14.921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15.239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15.556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15.874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6cm" svg:y="16.191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6cm" svg:y="16.509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3.493cm 16.825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3.81cm 16.825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128cm 16.825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4.445cm 16.825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763cm 16.825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08cm 16.826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5.398cm 16.826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715cm 16.826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033cm 16.826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35cm 16.826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668cm 16.826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985cm 16.827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303cm 16.827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7.62cm 16.827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938cm 16.827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8.255cm 16.827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3.334cm 17.462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3.651cm 17.462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3.969cm 17.462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286cm 17.462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4.604cm 17.462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921cm 17.462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239cm 17.462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5.556cm 17.462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874cm 17.462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191cm 17.462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6.509cm 17.462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826cm 17.462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144cm 17.462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7.461cm 17.462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779cm 17.462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8.096cm 17.462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8.414cm 17.462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Major Numbers" svg:width="0.001cm" svg:height="0.001cm" svg:x="2.222cm" svg:y="19.684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2cm" svg:y="20.001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2cm" svg:y="20.319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2cm" svg:y="20.636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2cm" svg:y="20.954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2cm" svg:y="21.271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2cm" svg:y="21.589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2cm" svg:y="21.906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2cm" svg:y="22.224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2cm" svg:y="22.541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2cm" svg:y="22.859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2cm" svg:y="23.176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2cm" svg:y="23.494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2cm" svg:y="23.811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2cm" svg:y="24.129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2.222cm" svg:y="24.446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2.222cm" svg:y="24.764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" draw:text-style-name="P4" draw:layer="Minor Grid" svg:x1="3.176cm" svg:y1="20.002cm" svg:x2="8.256cm" svg:y2="20.002cm">
              <text:p/>
            </draw:line>
            <draw:line draw:style-name="gr3" draw:text-style-name="P4" draw:layer="Minor Grid" svg:x1="3.176cm" svg:y1="20.637cm" svg:x2="8.256cm" svg:y2="20.637cm">
              <text:p/>
            </draw:line>
            <draw:line draw:style-name="gr3" draw:text-style-name="P4" draw:layer="Minor Grid" svg:x1="3.176cm" svg:y1="21.272cm" svg:x2="8.256cm" svg:y2="21.272cm">
              <text:p/>
            </draw:line>
            <draw:line draw:style-name="gr3" draw:text-style-name="P4" draw:layer="Minor Grid" svg:x1="3.176cm" svg:y1="21.907cm" svg:x2="8.256cm" svg:y2="21.907cm">
              <text:p/>
            </draw:line>
            <draw:line draw:style-name="gr3" draw:text-style-name="P4" draw:layer="Minor Grid" svg:x1="3.176cm" svg:y1="22.542cm" svg:x2="8.256cm" svg:y2="22.542cm">
              <text:p/>
            </draw:line>
            <draw:line draw:style-name="gr3" draw:text-style-name="P4" draw:layer="Minor Grid" svg:x1="3.176cm" svg:y1="23.177cm" svg:x2="8.256cm" svg:y2="23.177cm">
              <text:p/>
            </draw:line>
            <draw:line draw:style-name="gr3" draw:text-style-name="P4" draw:layer="Minor Grid" svg:x1="3.176cm" svg:y1="23.812cm" svg:x2="8.256cm" svg:y2="23.812cm">
              <text:p/>
            </draw:line>
            <draw:line draw:style-name="gr3" draw:text-style-name="P4" draw:layer="Minor Grid" svg:x1="3.176cm" svg:y1="24.447cm" svg:x2="8.256cm" svg:y2="24.447cm">
              <text:p/>
            </draw:line>
            <draw:line draw:style-name="gr3" draw:text-style-name="P4" draw:layer="Minor Grid" svg:x1="3.493cm" svg:y1="19.685cm" svg:x2="3.493cm" svg:y2="24.765cm">
              <text:p/>
            </draw:line>
            <draw:line draw:style-name="gr3" draw:text-style-name="P4" draw:layer="Minor Grid" svg:x1="4.128cm" svg:y1="19.685cm" svg:x2="4.128cm" svg:y2="24.765cm">
              <text:p/>
            </draw:line>
            <draw:line draw:style-name="gr3" draw:text-style-name="P4" draw:layer="Minor Grid" svg:x1="4.763cm" svg:y1="19.685cm" svg:x2="4.763cm" svg:y2="24.765cm">
              <text:p/>
            </draw:line>
            <draw:line draw:style-name="gr3" draw:text-style-name="P4" draw:layer="Minor Grid" svg:x1="5.398cm" svg:y1="19.685cm" svg:x2="5.398cm" svg:y2="24.765cm">
              <text:p/>
            </draw:line>
            <draw:line draw:style-name="gr3" draw:text-style-name="P4" draw:layer="Minor Grid" svg:x1="6.033cm" svg:y1="19.685cm" svg:x2="6.033cm" svg:y2="24.765cm">
              <text:p/>
            </draw:line>
            <draw:line draw:style-name="gr3" draw:text-style-name="P4" draw:layer="Minor Grid" svg:x1="6.668cm" svg:y1="19.685cm" svg:x2="6.668cm" svg:y2="24.765cm">
              <text:p/>
            </draw:line>
            <draw:line draw:style-name="gr3" draw:text-style-name="P4" draw:layer="Minor Grid" svg:x1="7.303cm" svg:y1="19.685cm" svg:x2="7.303cm" svg:y2="24.765cm">
              <text:p/>
            </draw:line>
            <draw:line draw:style-name="gr3" draw:text-style-name="P4" draw:layer="Minor Grid" svg:x1="7.938cm" svg:y1="19.685cm" svg:x2="7.938cm" svg:y2="24.765cm">
              <text:p/>
            </draw:line>
            <draw:custom-shape draw:style-name="gr4" draw:text-style-name="P4" draw:layer="Major Grid" svg:width="5.08cm" svg:height="5.08cm" svg:x="3.176cm" svg:y="19.685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4" draw:layer="Major Grid" svg:x1="3.811cm" svg:y1="19.685cm" svg:x2="3.811cm" svg:y2="24.765cm">
              <text:p/>
            </draw:line>
            <draw:line draw:style-name="gr5" draw:text-style-name="P4" draw:layer="Major Grid" svg:x1="4.446cm" svg:y1="19.685cm" svg:x2="4.446cm" svg:y2="24.765cm">
              <text:p/>
            </draw:line>
            <draw:line draw:style-name="gr5" draw:text-style-name="P4" draw:layer="Major Grid" svg:x1="5.081cm" svg:y1="19.685cm" svg:x2="5.081cm" svg:y2="24.765cm">
              <text:p/>
            </draw:line>
            <draw:line draw:style-name="gr5" draw:text-style-name="P4" draw:layer="Major Grid" svg:x1="5.716cm" svg:y1="19.685cm" svg:x2="5.716cm" svg:y2="24.765cm">
              <text:p/>
            </draw:line>
            <draw:line draw:style-name="gr5" draw:text-style-name="P4" draw:layer="Major Grid" svg:x1="6.351cm" svg:y1="19.685cm" svg:x2="6.351cm" svg:y2="24.765cm">
              <text:p/>
            </draw:line>
            <draw:line draw:style-name="gr5" draw:text-style-name="P4" draw:layer="Major Grid" svg:x1="6.986cm" svg:y1="19.685cm" svg:x2="6.986cm" svg:y2="24.765cm">
              <text:p/>
            </draw:line>
            <draw:line draw:style-name="gr5" draw:text-style-name="P4" draw:layer="Major Grid" svg:x1="7.621cm" svg:y1="19.685cm" svg:x2="7.621cm" svg:y2="24.765cm">
              <text:p/>
            </draw:line>
            <draw:line draw:style-name="gr5" draw:text-style-name="P4" draw:layer="Major Grid" svg:x1="8.256cm" svg:y1="20.32cm" svg:x2="3.176cm" svg:y2="20.32cm">
              <text:p/>
            </draw:line>
            <draw:line draw:style-name="gr5" draw:text-style-name="P4" draw:layer="Major Grid" svg:x1="3.176cm" svg:y1="20.955cm" svg:x2="8.256cm" svg:y2="20.955cm">
              <text:p/>
            </draw:line>
            <draw:line draw:style-name="gr5" draw:text-style-name="P4" draw:layer="Major Grid" svg:x1="3.176cm" svg:y1="21.59cm" svg:x2="8.256cm" svg:y2="21.59cm">
              <text:p/>
            </draw:line>
            <draw:line draw:style-name="gr5" draw:text-style-name="P4" draw:layer="Major Grid" svg:x1="3.176cm" svg:y1="22.225cm" svg:x2="8.256cm" svg:y2="22.225cm">
              <text:p/>
            </draw:line>
            <draw:line draw:style-name="gr5" draw:text-style-name="P4" draw:layer="Major Grid" svg:x1="3.176cm" svg:y1="22.86cm" svg:x2="8.256cm" svg:y2="22.86cm">
              <text:p/>
            </draw:line>
            <draw:line draw:style-name="gr5" draw:text-style-name="P4" draw:layer="Major Grid" svg:x1="3.176cm" svg:y1="23.495cm" svg:x2="8.256cm" svg:y2="23.495cm">
              <text:p/>
            </draw:line>
            <draw:line draw:style-name="gr5" draw:text-style-name="P4" draw:layer="Major Grid" svg:x1="3.176cm" svg:y1="24.13cm" svg:x2="8.256cm" svg:y2="24.13cm">
              <text:p/>
            </draw:line>
          </draw:g>
          <draw:custom-shape draw:style-name="gr1" draw:text-style-name="P2" draw:layer="Minor Numbers" svg:width="0.001cm" svg:height="0.001cm" draw:transform="rotate (1.5707963267949) translate (3.175cm 18.733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3.492cm 18.733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3.81cm 18.733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127cm 18.733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4.445cm 18.733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762cm 18.733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08cm 18.733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5.397cm 18.733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715cm 18.733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032cm 18.733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35cm 18.733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667cm 18.733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985cm 18.733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302cm 18.733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7.62cm 18.733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937cm 18.733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8.255cm 18.733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8cm" svg:y="19.843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8cm" svg:y="20.16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8cm" svg:y="20.478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8cm" svg:y="20.795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8cm" svg:y="21.113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8cm" svg:y="21.43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8cm" svg:y="21.748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8cm" svg:y="22.065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8cm" svg:y="22.383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8cm" svg:y="22.7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8cm" svg:y="23.018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8cm" svg:y="23.335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8cm" svg:y="23.653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8cm" svg:y="23.97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2.858cm" svg:y="24.288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2.858cm" svg:y="24.60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334cm 19.368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3.651cm 19.368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969cm 19.368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286cm 19.368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4.604cm 19.368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921cm 19.369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239cm 19.369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5.556cm 19.369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874cm 19.369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191cm 19.369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6.509cm 19.369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826cm 19.37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144cm 19.37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7.461cm 19.37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779cm 19.37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8.096cm 19.37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4cm" svg:y="19.843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4cm" svg:y="20.16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4cm" svg:y="20.478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4cm" svg:y="20.795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4cm" svg:y="21.113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4cm" svg:y="21.43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4cm" svg:y="21.748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4cm" svg:y="22.065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4cm" svg:y="22.383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4cm" svg:y="22.7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4cm" svg:y="23.018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4cm" svg:y="23.335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4cm" svg:y="23.653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4cm" svg:y="23.97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8.574cm" svg:y="24.288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8.574cm" svg:y="24.60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8cm" svg:y="19.684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8cm" svg:y="20.001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8cm" svg:y="20.319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8cm" svg:y="20.636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8cm" svg:y="20.954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8cm" svg:y="21.271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8cm" svg:y="21.589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8cm" svg:y="21.906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8cm" svg:y="22.224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8cm" svg:y="22.541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8cm" svg:y="22.859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8cm" svg:y="23.176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8cm" svg:y="23.494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8cm" svg:y="23.811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8cm" svg:y="24.129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9.208cm" svg:y="24.446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9.208cm" svg:y="24.764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335cm 25.08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3.652cm 25.08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3.97cm 25.08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287cm 25.08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4.605cm 25.08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4.922cm 25.081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24cm 25.081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5.557cm 25.081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5.875cm 25.081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192cm 25.081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6.51cm 25.081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6.827cm 25.082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145cm 25.082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7.462cm 25.082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7.78cm 25.082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8.097cm 25.082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3.176cm 25.717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3.493cm 25.717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3.811cm 25.717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128cm 25.717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4.446cm 25.717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4.763cm 25.717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081cm 25.717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5.398cm 25.717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5.716cm 25.717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033cm 25.717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351cm 25.717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6.668cm 25.717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6.986cm 25.717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303cm 25.717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7.621cm 25.717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7.938cm 25.717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8.256cm 25.717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Major Numbers" svg:width="0.001cm" svg:height="0.001cm" svg:x="12.382cm" svg:y="19.684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2cm" svg:y="20.001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2cm" svg:y="20.319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2cm" svg:y="20.636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2cm" svg:y="20.954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2cm" svg:y="21.271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2cm" svg:y="21.589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2cm" svg:y="21.906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2cm" svg:y="22.224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2cm" svg:y="22.541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2cm" svg:y="22.859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2cm" svg:y="23.176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2cm" svg:y="23.494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2cm" svg:y="23.811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2cm" svg:y="24.129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2.382cm" svg:y="24.446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2.382cm" svg:y="24.764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" draw:text-style-name="P4" draw:layer="Minor Grid" svg:x1="13.336cm" svg:y1="20.002cm" svg:x2="18.416cm" svg:y2="20.002cm">
              <text:p/>
            </draw:line>
            <draw:line draw:style-name="gr3" draw:text-style-name="P4" draw:layer="Minor Grid" svg:x1="13.336cm" svg:y1="20.637cm" svg:x2="18.416cm" svg:y2="20.637cm">
              <text:p/>
            </draw:line>
            <draw:line draw:style-name="gr3" draw:text-style-name="P4" draw:layer="Minor Grid" svg:x1="13.336cm" svg:y1="21.272cm" svg:x2="18.416cm" svg:y2="21.272cm">
              <text:p/>
            </draw:line>
            <draw:line draw:style-name="gr3" draw:text-style-name="P4" draw:layer="Minor Grid" svg:x1="13.336cm" svg:y1="21.907cm" svg:x2="18.416cm" svg:y2="21.907cm">
              <text:p/>
            </draw:line>
            <draw:line draw:style-name="gr3" draw:text-style-name="P4" draw:layer="Minor Grid" svg:x1="13.336cm" svg:y1="22.542cm" svg:x2="18.416cm" svg:y2="22.542cm">
              <text:p/>
            </draw:line>
            <draw:line draw:style-name="gr3" draw:text-style-name="P4" draw:layer="Minor Grid" svg:x1="13.336cm" svg:y1="23.177cm" svg:x2="18.416cm" svg:y2="23.177cm">
              <text:p/>
            </draw:line>
            <draw:line draw:style-name="gr3" draw:text-style-name="P4" draw:layer="Minor Grid" svg:x1="13.336cm" svg:y1="23.812cm" svg:x2="18.416cm" svg:y2="23.812cm">
              <text:p/>
            </draw:line>
            <draw:line draw:style-name="gr3" draw:text-style-name="P4" draw:layer="Minor Grid" svg:x1="13.336cm" svg:y1="24.447cm" svg:x2="18.416cm" svg:y2="24.447cm">
              <text:p/>
            </draw:line>
            <draw:line draw:style-name="gr3" draw:text-style-name="P4" draw:layer="Minor Grid" svg:x1="13.653cm" svg:y1="19.685cm" svg:x2="13.653cm" svg:y2="24.765cm">
              <text:p/>
            </draw:line>
            <draw:line draw:style-name="gr3" draw:text-style-name="P4" draw:layer="Minor Grid" svg:x1="14.288cm" svg:y1="19.685cm" svg:x2="14.288cm" svg:y2="24.765cm">
              <text:p/>
            </draw:line>
            <draw:line draw:style-name="gr3" draw:text-style-name="P4" draw:layer="Minor Grid" svg:x1="14.923cm" svg:y1="19.685cm" svg:x2="14.923cm" svg:y2="24.765cm">
              <text:p/>
            </draw:line>
            <draw:line draw:style-name="gr3" draw:text-style-name="P4" draw:layer="Minor Grid" svg:x1="15.558cm" svg:y1="19.685cm" svg:x2="15.558cm" svg:y2="24.765cm">
              <text:p/>
            </draw:line>
            <draw:line draw:style-name="gr3" draw:text-style-name="P4" draw:layer="Minor Grid" svg:x1="16.193cm" svg:y1="19.685cm" svg:x2="16.193cm" svg:y2="24.765cm">
              <text:p/>
            </draw:line>
            <draw:line draw:style-name="gr3" draw:text-style-name="P4" draw:layer="Minor Grid" svg:x1="16.828cm" svg:y1="19.685cm" svg:x2="16.828cm" svg:y2="24.765cm">
              <text:p/>
            </draw:line>
            <draw:line draw:style-name="gr3" draw:text-style-name="P4" draw:layer="Minor Grid" svg:x1="17.463cm" svg:y1="19.685cm" svg:x2="17.463cm" svg:y2="24.765cm">
              <text:p/>
            </draw:line>
            <draw:line draw:style-name="gr3" draw:text-style-name="P4" draw:layer="Minor Grid" svg:x1="18.098cm" svg:y1="19.685cm" svg:x2="18.098cm" svg:y2="24.765cm">
              <text:p/>
            </draw:line>
            <draw:custom-shape draw:style-name="gr4" draw:text-style-name="P4" draw:layer="Major Grid" svg:width="5.08cm" svg:height="5.08cm" svg:x="13.336cm" svg:y="19.685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4" draw:layer="Major Grid" svg:x1="13.971cm" svg:y1="19.685cm" svg:x2="13.971cm" svg:y2="24.765cm">
              <text:p/>
            </draw:line>
            <draw:line draw:style-name="gr5" draw:text-style-name="P4" draw:layer="Major Grid" svg:x1="14.606cm" svg:y1="19.685cm" svg:x2="14.606cm" svg:y2="24.765cm">
              <text:p/>
            </draw:line>
            <draw:line draw:style-name="gr5" draw:text-style-name="P4" draw:layer="Major Grid" svg:x1="15.241cm" svg:y1="19.685cm" svg:x2="15.241cm" svg:y2="24.765cm">
              <text:p/>
            </draw:line>
            <draw:line draw:style-name="gr5" draw:text-style-name="P4" draw:layer="Major Grid" svg:x1="15.876cm" svg:y1="19.685cm" svg:x2="15.876cm" svg:y2="24.765cm">
              <text:p/>
            </draw:line>
            <draw:line draw:style-name="gr5" draw:text-style-name="P4" draw:layer="Major Grid" svg:x1="16.511cm" svg:y1="19.685cm" svg:x2="16.511cm" svg:y2="24.765cm">
              <text:p/>
            </draw:line>
            <draw:line draw:style-name="gr5" draw:text-style-name="P4" draw:layer="Major Grid" svg:x1="17.146cm" svg:y1="19.685cm" svg:x2="17.146cm" svg:y2="24.765cm">
              <text:p/>
            </draw:line>
            <draw:line draw:style-name="gr5" draw:text-style-name="P4" draw:layer="Major Grid" svg:x1="17.781cm" svg:y1="19.685cm" svg:x2="17.781cm" svg:y2="24.765cm">
              <text:p/>
            </draw:line>
            <draw:line draw:style-name="gr5" draw:text-style-name="P4" draw:layer="Major Grid" svg:x1="18.416cm" svg:y1="20.32cm" svg:x2="13.336cm" svg:y2="20.32cm">
              <text:p/>
            </draw:line>
            <draw:line draw:style-name="gr5" draw:text-style-name="P4" draw:layer="Major Grid" svg:x1="13.336cm" svg:y1="20.955cm" svg:x2="18.416cm" svg:y2="20.955cm">
              <text:p/>
            </draw:line>
            <draw:line draw:style-name="gr5" draw:text-style-name="P4" draw:layer="Major Grid" svg:x1="13.336cm" svg:y1="21.59cm" svg:x2="18.416cm" svg:y2="21.59cm">
              <text:p/>
            </draw:line>
            <draw:line draw:style-name="gr5" draw:text-style-name="P4" draw:layer="Major Grid" svg:x1="13.336cm" svg:y1="22.225cm" svg:x2="18.416cm" svg:y2="22.225cm">
              <text:p/>
            </draw:line>
            <draw:line draw:style-name="gr5" draw:text-style-name="P4" draw:layer="Major Grid" svg:x1="13.336cm" svg:y1="22.86cm" svg:x2="18.416cm" svg:y2="22.86cm">
              <text:p/>
            </draw:line>
            <draw:line draw:style-name="gr5" draw:text-style-name="P4" draw:layer="Major Grid" svg:x1="13.336cm" svg:y1="23.495cm" svg:x2="18.416cm" svg:y2="23.495cm">
              <text:p/>
            </draw:line>
            <draw:line draw:style-name="gr5" draw:text-style-name="P4" draw:layer="Major Grid" svg:x1="13.336cm" svg:y1="24.13cm" svg:x2="18.416cm" svg:y2="24.13cm">
              <text:p/>
            </draw:line>
          </draw:g>
          <draw:custom-shape draw:style-name="gr1" draw:text-style-name="P2" draw:layer="Minor Numbers" svg:width="0.001cm" svg:height="0.001cm" draw:transform="rotate (1.5707963267949) translate (13.335cm 18.733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3.652cm 18.733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3.97cm 18.733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287cm 18.733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4.605cm 18.733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922cm 18.733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24cm 18.733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5.557cm 18.733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875cm 18.733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192cm 18.733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6.51cm 18.733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827cm 18.733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145cm 18.733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7.462cm 18.733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78cm 18.733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8.097cm 18.733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8.415cm 18.733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8cm" svg:y="19.843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8cm" svg:y="20.16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8cm" svg:y="20.478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8cm" svg:y="20.795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8cm" svg:y="21.113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8cm" svg:y="21.43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8cm" svg:y="21.748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8cm" svg:y="22.065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8cm" svg:y="22.383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8cm" svg:y="22.7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8cm" svg:y="23.018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8cm" svg:y="23.335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8cm" svg:y="23.653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8cm" svg:y="23.97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3.018cm" svg:y="24.288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3.018cm" svg:y="24.60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3.494cm 19.368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3.811cm 19.368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129cm 19.368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4.446cm 19.368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764cm 19.368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081cm 19.369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5.399cm 19.369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716cm 19.369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034cm 19.369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351cm 19.369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669cm 19.369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986cm 19.37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304cm 19.37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7.621cm 19.37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939cm 19.37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8.256cm 19.37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4cm" svg:y="19.843cm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4cm" svg:y="20.16cm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4cm" svg:y="20.478cm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4cm" svg:y="20.795cm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4cm" svg:y="21.113cm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4cm" svg:y="21.43cm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4cm" svg:y="21.748cm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4cm" svg:y="22.065cm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4cm" svg:y="22.383cm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4cm" svg:y="22.7cm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4cm" svg:y="23.018cm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4cm" svg:y="23.335cm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4cm" svg:y="23.653cm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4cm" svg:y="23.97cm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svg:x="18.734cm" svg:y="24.288cm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svg:x="18.734cm" svg:y="24.605cm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8cm" svg:y="19.684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8cm" svg:y="20.001cm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8cm" svg:y="20.319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8cm" svg:y="20.636cm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8cm" svg:y="20.954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8cm" svg:y="21.271cm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8cm" svg:y="21.589cm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8cm" svg:y="21.906cm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8cm" svg:y="22.224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8cm" svg:y="22.541cm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8cm" svg:y="22.859cm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8cm" svg:y="23.176cm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8cm" svg:y="23.494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8cm" svg:y="23.811cm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8cm" svg:y="24.129cm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svg:x="19.368cm" svg:y="24.446cm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ajor Numbers" svg:width="0.001cm" svg:height="0.001cm" svg:x="19.368cm" svg:y="24.764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3.495cm 25.08cm)">
            <text:p text:style-name="P1"><text:span text:style-name="T3">Z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3.812cm 25.08cm)">
            <text:p text:style-name="P1"><text:span text:style-name="T4">Z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13cm 25.08cm)">
            <text:p text:style-name="P1"><text:span text:style-name="T3">Z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4.447cm 25.08cm)">
            <text:p text:style-name="P1"><text:span text:style-name="T4">Z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4.765cm 25.08cm)">
            <text:p text:style-name="P1"><text:span text:style-name="T3">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082cm 25.081cm)">
            <text:p text:style-name="P1"><text:span text:style-name="T4">Z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5.4cm 25.081cm)">
            <text:p text:style-name="P1"><text:span text:style-name="T3">Z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5.717cm 25.081cm)">
            <text:p text:style-name="P1"><text:span text:style-name="T4">Z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035cm 25.081cm)">
            <text:p text:style-name="P1"><text:span text:style-name="T3">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352cm 25.081cm)">
            <text:p text:style-name="P1"><text:span text:style-name="T4">Z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6.67cm 25.081cm)">
            <text:p text:style-name="P1"><text:span text:style-name="T3">Z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6.987cm 25.082cm)">
            <text:p text:style-name="P1"><text:span text:style-name="T4">Z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305cm 25.082cm)">
            <text:p text:style-name="P1"><text:span text:style-name="T3">Z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7.622cm 25.082cm)">
            <text:p text:style-name="P1"><text:span text:style-name="T4">Z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draw:layer="layout" svg:width="0.001cm" svg:height="0.001cm" draw:transform="rotate (1.5702727280193) translate (17.94cm 25.082cm)">
            <text:p text:style-name="P1"><text:span text:style-name="T3">Z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0.001cm" svg:height="0.001cm" draw:transform="rotate (1.5702727280193) translate (18.257cm 25.082cm)">
            <text:p text:style-name="P1"><text:span text:style-name="T4">Z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3.336cm 25.717cm)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3.653cm 25.717cm)">
            <text:p text:style-name="P1"><text:span text:style-name="T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3.971cm 25.717cm)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288cm 25.717cm)">
            <text:p text:style-name="P1"><text:span text:style-name="T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4.606cm 25.717cm)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4.923cm 25.717cm)">
            <text:p text:style-name="P1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241cm 25.717cm)">
            <text:p text:style-name="P1"><text:span text:style-name="T1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5.558cm 25.717cm)">
            <text:p text:style-name="P1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5.876cm 25.717cm)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193cm 25.717cm)">
            <text:p text:style-name="P1"><text:span text:style-name="T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6.511cm 25.717cm)">
            <text:p text:style-name="P1"><text:span text:style-name="T1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6.828cm 25.717cm)">
            <text:p text:style-name="P1"><text:span text:style-name="T2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146cm 25.717cm)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7.463cm 25.717cm)">
            <text:p text:style-name="P1"><text:span text:style-name="T2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7.781cm 25.717cm)">
            <text:p text:style-name="P1"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Minor Numbers" svg:width="0.001cm" svg:height="0.001cm" draw:transform="rotate (1.5707963267949) translate (18.098cm 25.717cm)">
            <text:p text:style-name="P1"><text:span text:style-name="T2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Minor Numbers" svg:width="0.001cm" svg:height="0.001cm" draw:transform="rotate (1.5707963267949) translate (18.416cm 25.717cm)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jor Numbers"/>
      <draw:layer draw:name="Minor Numbers"/>
      <draw:layer draw:name="Major Grid"/>
      <draw:layer draw:name="Minor Grid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302</meta:generator>
    <meta:initial-creator>Mark Soderquist</meta:initial-creator>
    <meta:creation-date>2007-03-07T11:40:26</meta:creation-date>
    <dc:date>2012-07-10T07:46:34.41</dc:date>
    <meta:printed-by>Mark Soderquist</meta:printed-by>
    <meta:print-date>2007-03-07T13:24:29</meta:print-date>
    <meta:editing-cycles>57</meta:editing-cycles>
    <meta:editing-duration>PT6H39M40S</meta:editing-duration>
    <meta:document-statistic meta:object-count="990"/>
    <meta:user-defined meta:name="Info 1"/>
    <meta:user-defined meta:name="Info 2"/>
    <meta:user-defined meta:name="Info 3"/>
    <meta:user-defined meta:name="Info 4"/>
  </office:meta>
</office:document-meta>
</file>